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fo:background-color="#adc5e7"/>
    </style:style>
    <style:style style:name="T2" style:family="text">
      <style:text-properties fo:text-shadow="1pt 1pt" fo:background-color="#adc5e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icrosoft SQL Server with Linux and Docker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The heresy is real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Why would I want to use <text:line-break/>Microsoft SQL Server on Linux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ou don’t. Instead, use PostgreSQL (for larger projects) or sqllite (for trivial things).<text:tab/></text:p>
              </text:list-item>
              <text:list-item>
                <text:p>When does it still make sense?<text:line-break/>- When you locally develop on Linux for customers using Windows and MS SQL.<text:line-break/>- When you want to educate yourself.<text:line-break/>- When you want to irritate people on Linuxta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all dock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epends on several things: <text:a xlink:href="https://docs.docker.com/install/" xlink:type="simple">https://docs.docker.com/install/</text:a><text:s/></text:p>
              </text:list-item>
              <text:list-item>
                <text:p>Typically community edition (CE) suffices.</text:p>
              </text:list-item>
              <text:list-item>
                <text:p>With Ubuntu: use Ubuntu Software sho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all MS SQL Serv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rom docker store (requires login): <text:a xlink:href="https://store.docker.com/images/mssql-server-linux" xlink:type="simple">https://store.docker.com/images/mssql-server-linux</text:a><text:s/></text:p>
              </text:list-item>
              <text:list-item>
                <text:p>From command line: <text:a xlink:href="https://docs.microsoft.com/en-us/sql/linux/quickstart-install-connect-docker?view=sql-server-linux-2017" xlink:type="simple">https://docs.microsoft.com/en-us/sql/linux/quickstart-install-connect-docker?view=sql-server-linux-2017</text:a><text:s/><text:line-break/>$ sudo docker pull microsoft/mssql-server-linux:2017-latest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un the serv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udo docker run \<text:line-break/>-e 'ACCEPT_EULA=Y' \<text:line-break/>-e 'MSSQL_SA_PASSWORD=x2-B3.k4' \<text:line-break/>-p 1401:1433 \<text:line-break/>--name mssql \<text:line-break/>-d microsoft/mssql-server-linux:2017-latest</text:p>
              </text:list-item>
              <text:list-item>
                <text:p>See also: <text:a xlink:href="https://docs.microsoft.com/en-us/sql/linux/quickstart-install-connect-docker?view=sql-server-linux-2017" xlink:type="simple">quick installation guide</text:a>.</text:p>
              </text:list-item>
              <text:list-item>
                <text:p>Consider changing SA password stored in environment variable as described ther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unning commands in the contain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pen a shell in the container:</text:p>
                <text:p>sudo docker exec -it mssql "bash"</text:p>
              </text:list-item>
              <text:list-item>
                <text:p>Send a single shell command to the container:<text:line-break/>sudo docker exec -it msql echo hello world<text:line-break/>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xecute SQL command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 command line tool sqlcmd</text:p>
              </text:list-item>
              <text:list-item>
                <text:p>Full path: <text:s/>/opt/mssql-tools/bin/sqlcmd</text:p>
              </text:list-item>
              <text:list-item>
                <text:p>Has various op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qlcmd online help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udo docker exec -it mssql \<text:line-break/>/opt/mssql-tools/bin/sqlcmd \<text:line-break/>-S localhost \<text:line-break/>-U SA -P x2-B3.k4 \<text:line-break/>-? </text:p>
              </text:list-item>
              <text:list-item>
                <text:p>Useful options:<text:line-break/>-b if SQL command fails, abort and set exit code<text:line-break/>-Q run SQL command and exit<text:line-break/>-q run SQL command and remain in sqlcmd consol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reate a new databas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udo docker exec -it mssql \<text:line-break/>/opt/mssql-tools/bin/sqlcmd \<text:line-break/>-S localhost \<text:line-break/>-U SA -P x2-B3.k4 \<text:line-break/>-b -Q "create database linuxtage"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to access from softwar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n docker, MS SQL runs on port 1433</text:p>
              </text:list-item>
              <text:list-item>
                <text:p>Locally mapped to port 1401</text:p>
              </text:list-item>
              <text:list-item>
                <text:p>To access from local you need drivers</text:p>
                <text:list>
                  <text:list-item>
                    <text:p>JDBC driver: <text:a xlink:href="https://docs.microsoft.com/en-us/sql/connect/jdbc/microsoft-jdbc-driver-for-sql-server?view=sql-server-2017" xlink:type="simple">https://docs.microsoft.com/en-us/sql/connect/jdbc/microsoft-jdbc-driver-for-sql-server?view=sql-server-2017</text:a></text:p>
                  </text:list-item>
                  <text:list-item>
                    <text:p>ODBC driver for Linux <text:a xlink:href="https://docs.microsoft.com/en-us/sql/connect/odbc/linux-mac/installing-the-microsoft-odbc-driver-for-sql-server?view=sql-server-2017" xlink:type="simple">https://docs.microsoft.com/en-us/sql/connect/odbc/linux-mac/installing-the-microsoft-odbc-driver-for-sql-server?view=sql-server-2017</text:a></text:p>
                  </text:list-item>
                  <text:list-item>
                    <text:p>Avoid <text:a xlink:href="http://jtds.sourceforge.net/" xlink:type="simple">jTDS</text:a>, has issues with modern servers and is not really maintained any more</text:p>
                  </text:list-item>
                </text:list>
              </text:list-item>
              <text:list-item>
                <text:p>Supported by various programming languages</text:p>
                <text:list>
                  <text:list-item>
                    <text:p>Java: JDBC driver</text:p>
                  </text:list-item>
                  <text:list-item>
                    <text:p>Python: pyodbc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stall local ODBC for MS SQL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ee <text:a xlink:href="https://docs.microsoft.com/en-us/sql/connect/odbc/linux-mac/installing-the-microsoft-odbc-driver-for-sql-server?view=sql-server-2017" xlink:type="simple">Installing the Microsoft ODBC Driver for SQL Server on Linux and macOS</text:a></text:p>
              </text:list-item>
              <text:list-item>
                <text:p>Example for Ubuntu 17.10:</text:p>
                <text:list>
                  <text:list-item>
                    <text:p>curl &gt;/tmp/microsoft.asc \ <text:a xlink:href="https://packages.microsoft.com/keys/microsoft.asc" xlink:type="simple">https://packages.microsoft.com/keys/microsoft.asc</text:a></text:p>
                  </text:list-item>
                  <text:list-item>
                    <text:p>sudo apt-key add &lt;/tmp/microsoft.asc </text:p>
                  </text:list-item>
                  <text:list-item>
                    <text:p>curl &gt;/tmp/prod.list \ https://packages.microsoft.com/config/ubuntu/17.10/prod.list </text:p>
                  </text:list-item>
                  <text:list-item>
                    <text:p>sudo cp /tmp/prod.list /etc/apt/sources.list.d/mssql-release.list </text:p>
                  </text:list-item>
                  <text:list-item>
                    <text:p>sudo apt-get update</text:p>
                  </text:list-item>
                  <text:list-item>
                    <text:p>sudo ACCEPT_EULA=Y apt-get install msodbcsql17</text:p>
                  </text:list-item>
                  <text:list-item>
                    <text:p>sudo ACCEPT_EULA=Y apt-get install mssql-tools</text:p>
                  </text:list-item>
                  <text:list-item>
                    <text:p>echo 'export PATH="$PATH:/opt/mssql-tools/bin"' &gt;&gt; ~/.bash_profile</text:p>
                  </text:list-item>
                  <text:list-item>
                    <text:p>echo 'export PATH="$PATH:/opt/mssql-tools/bin"' &gt;&gt; ~/.bashrc</text:p>
                  </text:list-item>
                  <text:list-item>
                    <text:p>source ~/.bashrc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ocal sqlcmd to docke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ort 1401 must be specified as part of the hostname</text:p>
              </text:list-item>
              <text:list-item>
                <text:p>Unintuitive syntax using comma</text:p>
              </text:list-item>
              <text:list-item>
                <text:p>sqlcmd -S <text:span text:style-name="T1">localhost</text:span><text:span text:style-name="T2">,1401</text:span> -U SA -P x2-B3.k4 \<text:line-break/>-b -Q "select 'hello world'"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ummar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S SQL on Linux</text:p>
                <text:list>
                  <text:list-item>
                    <text:p>It can be done.</text:p>
                  </text:list-item>
                  <text:list-item>
                    <text:p>It does work.</text:p>
                  </text:list-item>
                </text:list>
              </text:list-item>
              <text:list-item>
                <text:p>Use postgreSQL if possible.</text:p>
              </text:list-item>
              <text:list-item>
                <text:p>Use MSQ SQL if necessary.</text:p>
              </text:list-item>
              <text:list-item>
                <text:p>Use sqlite if appropriate.</text:p>
              </text:list-item>
              <text:list-item>
                <text:p>Don’t use MySQL / MariaDB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use-date-time-name="dtd1">
        <office:forms form:automatic-focus="false" form:apply-design-mode="false"/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03:22:26.468297138</meta:creation-date>
    <meta:editing-duration>PT4H56M42S</meta:editing-duration>
    <meta:editing-cycles>14</meta:editing-cycles>
    <meta:generator>LibreOffice/5.4.6.2$Linux_X86_64 LibreOffice_project/40m0$Build-2</meta:generator>
    <dc:date>2018-04-28T10:03:18.961923500</dc:date>
    <meta:document-statistic meta:object-count="1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